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4a46" officeooo:paragraph-rsid="00084a46"/>
    </style:style>
    <style:style style:name="P2" style:family="paragraph" style:parent-style-name="Standard">
      <style:text-properties officeooo:rsid="00084a46" officeooo:paragraph-rsid="000990d5"/>
    </style:style>
    <style:style style:name="P3" style:family="paragraph" style:parent-style-name="Standard">
      <style:text-properties officeooo:rsid="00084a46" officeooo:paragraph-rsid="0009c87a"/>
    </style:style>
    <style:style style:name="P4" style:family="paragraph" style:parent-style-name="Standard">
      <style:text-properties officeooo:paragraph-rsid="000990d5"/>
    </style:style>
    <style:style style:name="P5" style:family="paragraph" style:parent-style-name="Standard">
      <style:text-properties officeooo:rsid="01b232a7" officeooo:paragraph-rsid="0009c87a"/>
    </style:style>
    <style:style style:name="P6" style:family="paragraph" style:parent-style-name="Standard">
      <style:text-properties officeooo:rsid="020e08df" officeooo:paragraph-rsid="0009c87a"/>
    </style:style>
    <style:style style:name="P7" style:family="paragraph" style:parent-style-name="Standard">
      <style:text-properties officeooo:rsid="01bc6b47" officeooo:paragraph-rsid="0009c87a"/>
    </style:style>
    <style:style style:name="P8" style:family="paragraph" style:parent-style-name="Standard">
      <style:text-properties officeooo:rsid="01eac822" officeooo:paragraph-rsid="0009c87a"/>
    </style:style>
    <style:style style:name="P9" style:family="paragraph" style:parent-style-name="Standard">
      <style:text-properties officeooo:rsid="0209d907" officeooo:paragraph-rsid="0009c87a"/>
    </style:style>
    <style:style style:name="P10" style:family="paragraph" style:parent-style-name="Standard">
      <style:text-properties officeooo:rsid="020c6167" officeooo:paragraph-rsid="0009c87a"/>
    </style:style>
    <style:style style:name="P11" style:family="paragraph" style:parent-style-name="Standard">
      <style:text-properties officeooo:paragraph-rsid="0009c87a"/>
    </style:style>
    <style:style style:name="T1" style:family="text">
      <style:text-properties officeooo:rsid="00ade05a"/>
    </style:style>
    <style:style style:name="T2" style:family="text">
      <style:text-properties officeooo:rsid="010dff0b"/>
    </style:style>
    <style:style style:name="T3" style:family="text">
      <style:text-properties officeooo:rsid="01b0d8d6"/>
    </style:style>
    <style:style style:name="T4" style:family="text">
      <style:text-properties officeooo:rsid="01b40358"/>
    </style:style>
    <style:style style:name="T5" style:family="text">
      <style:text-properties officeooo:rsid="016b2a5d"/>
    </style:style>
    <style:style style:name="T6" style:family="text">
      <style:text-properties officeooo:rsid="016e9936"/>
    </style:style>
    <style:style style:name="T7" style:family="text">
      <style:text-properties officeooo:rsid="00f9965c"/>
    </style:style>
    <style:style style:name="T8" style:family="text">
      <style:text-properties officeooo:rsid="020e0f16"/>
    </style:style>
    <style:style style:name="T9" style:family="text">
      <style:text-properties officeooo:rsid="021211db"/>
    </style:style>
    <style:style style:name="T10" style:family="text">
      <style:text-properties officeooo:rsid="00fa3eb8"/>
    </style:style>
    <style:style style:name="T11" style:family="text">
      <style:text-properties officeooo:rsid="00fc5ef0"/>
    </style:style>
    <style:style style:name="T12" style:family="text">
      <style:text-properties officeooo:rsid="00fde936"/>
    </style:style>
    <style:style style:name="T13" style:family="text">
      <style:text-properties officeooo:rsid="01018db7"/>
    </style:style>
    <style:style style:name="T14" style:family="text">
      <style:text-properties officeooo:rsid="01038920"/>
    </style:style>
    <style:style style:name="T15" style:family="text">
      <style:text-properties officeooo:rsid="01039393"/>
    </style:style>
    <style:style style:name="T16" style:family="text">
      <style:text-properties officeooo:rsid="01072a97"/>
    </style:style>
    <style:style style:name="T17" style:family="text">
      <style:text-properties officeooo:rsid="013355d4"/>
    </style:style>
    <style:style style:name="T18" style:family="text">
      <style:text-properties officeooo:rsid="014640eb"/>
    </style:style>
    <style:style style:name="T19" style:family="text">
      <style:text-properties officeooo:rsid="00a14e47"/>
    </style:style>
    <style:style style:name="T20" style:family="text">
      <style:text-properties officeooo:rsid="012f93da"/>
    </style:style>
    <style:style style:name="T21" style:family="text">
      <style:text-properties officeooo:rsid="00ce5488"/>
    </style:style>
    <style:style style:name="T22" style:family="text">
      <style:text-properties officeooo:rsid="00d16b86"/>
    </style:style>
    <style:style style:name="T23" style:family="text">
      <style:text-properties officeooo:rsid="00d33895"/>
    </style:style>
    <style:style style:name="T24" style:family="text">
      <style:text-properties officeooo:rsid="00d43be8"/>
    </style:style>
    <style:style style:name="T25" style:family="text">
      <style:text-properties officeooo:rsid="00d58d7b"/>
    </style:style>
    <style:style style:name="T26" style:family="text">
      <style:text-properties officeooo:rsid="00e774b7"/>
    </style:style>
    <style:style style:name="T27" style:family="text">
      <style:text-properties officeooo:rsid="00e58167"/>
    </style:style>
    <style:style style:name="T28" style:family="text">
      <style:text-properties officeooo:rsid="00d6e613"/>
    </style:style>
    <style:style style:name="T29" style:family="text">
      <style:text-properties officeooo:rsid="00d8496b"/>
    </style:style>
    <style:style style:name="T30" style:family="text">
      <style:text-properties officeooo:rsid="01eb3c71"/>
    </style:style>
    <style:style style:name="T31" style:family="text">
      <style:text-properties officeooo:rsid="020a4aad"/>
    </style:style>
    <style:style style:name="T32" style:family="text">
      <style:text-properties officeooo:rsid="020c807a"/>
    </style:style>
    <style:style style:name="T33" style:family="text">
      <style:text-properties officeooo:rsid="013ab07c"/>
    </style:style>
    <style:style style:name="T34" style:family="text">
      <style:text-properties officeooo:rsid="01054ba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Useful Commands</text:p>
      <text:p text:style-name="P1"/>
      <text:p text:style-name="P4">**<text:span text:style-name="T1">in/out command</text:span>**</text:p>
      <text:p text:style-name="P4">echo "Hello, world" <text:tab/><text:tab/><text:tab/><text:tab/>print "Hello, world"</text:p>
      <text:p text:style-name="P4">echo -E <text:tab/><text:tab/><text:tab/><text:tab/><text:tab/><text:tab/><text:tab/>disable interpretation of backslash</text:p>
      <text:p text:style-name="P4">echo -n <text:tab/><text:tab/><text:tab/><text:tab/><text:tab/><text:tab/><text:tab/>disable insertion of new line</text:p>
      <text:p text:style-name="P4"/>
      <text:p text:style-name="P2">read variable_name <text:tab/><text:tab/><text:tab/><text:tab/>get user input into variable_name</text:p>
      <text:p text:style-name="P2"/>
      <text:p text:style-name="P11">**<text:span text:style-name="T3">bash built-in command</text:span>**</text:p>
      <text:p text:style-name="P5">exit<text:tab/><text:tab/><text:tab/><text:tab/><text:tab/><text:tab/><text:tab/><text:tab/><text:span text:style-name="T4">terminate script, exit shell</text:span></text:p>
      <text:p text:style-name="P11"/>
      <text:p text:style-name="P11">**<text:span text:style-name="T5">oneliner</text:span>**</text:p>
      <text:p text:style-name="P11">xargs<text:tab/><text:tab/><text:tab/><text:tab/><text:tab/><text:tab/><text:tab/><text:span text:style-name="T6">build and execute command line from stdin</text:span></text:p>
      <text:p text:style-name="P11"><text:span text:style-name="Source_20_Text">&lt;some <text:s/>with output on stdout&gt; | xargs [command [arguments]]</text:span></text:p>
      <text:p text:style-name="P11">find &lt;dirctory&gt; -name “&lt;patern&gt;”</text:p>
      <text:p text:style-name="P11">find &lt;directory&gt; -regex “&lt;regex&gt;”</text:p>
      <text:p text:style-name="P11"/>
      <text:p text:style-name="P11">**<text:span text:style-name="T7">system info</text:span>**</text:p>
      <text:p text:style-name="P6">hostname<text:tab/><text:tab/><text:tab/><text:tab/><text:tab/><text:tab/><text:span text:style-name="T8">computer name</text:span></text:p>
      <text:p text:style-name="P6">hostnamectl<text:tab/><text:tab/><text:tab/><text:tab/><text:tab/><text:tab/><text:span text:style-name="T9">OS information</text:span></text:p>
      <text:p text:style-name="P11">date <text:tab/><text:tab/><text:tab/><text:tab/><text:tab/><text:tab/><text:tab/>print the current date and time</text:p>
      <text:p text:style-name="P11"><text:span text:style-name="T10">who<text:tab/><text:tab/><text:tab/><text:tab/><text:tab/><text:tab/><text:tab/><text:tab/></text:span>Lists logged in users</text:p>
      <text:p text:style-name="P11"><text:span text:style-name="T11">users<text:tab/><text:tab/><text:tab/><text:tab/><text:tab/><text:tab/><text:tab/></text:span>Prints names of logged in users</text:p>
      <text:p text:style-name="P11"><text:span text:style-name="T12">useradd<text:tab/><text:tab/><text:tab/><text:tab/><text:tab/><text:tab/><text:tab/></text:span>Creates a user account</text:p>
      <text:p text:style-name="P11"><text:span text:style-name="T13">uptime<text:tab/><text:tab/><text:tab/><text:tab/><text:tab/><text:tab/><text:tab/></text:span>Gets the system up time</text:p>
      <text:p text:style-name="P11"><text:span text:style-name="T13">uname<text:tab/><text:tab/><text:tab/><text:tab/><text:tab/><text:tab/><text:tab/></text:span>Displays name of the current system</text:p>
      <text:p text:style-name="P11"><text:span text:style-name="T14">umask<text:tab/><text:tab/><text:tab/><text:tab/><text:tab/><text:tab/><text:tab/></text:span>Show the permissions that are given to view files by default</text:p>
      <text:p text:style-name="P11"><text:span text:style-name="T15">tset<text:tab/><text:tab/><text:tab/><text:tab/><text:tab/><text:tab/><text:tab/><text:tab/></text:span>Sets terminal mode</text:p>
      <text:p text:style-name="P11"><text:span text:style-name="T16">time<text:tab/><text:tab/><text:tab/><text:tab/><text:tab/><text:tab/><text:tab/></text:span>Helps time a command</text:p>
      <text:p text:style-name="P11">env<text:tab/><text:tab/><text:tab/><text:tab/><text:tab/><text:tab/><text:tab/><text:tab/>print environment variables</text:p>
      <text:p text:style-name="P11">printenv<text:tab/><text:tab/><text:tab/><text:tab/><text:tab/><text:tab/><text:tab/><text:span text:style-name="T17">print environment variables</text:span></text:p>
      <text:p text:style-name="P11">history<text:tab/><text:tab/><text:tab/><text:tab/><text:tab/><text:tab/><text:tab/><text:span text:style-name="T18">list history commands</text:span></text:p>
      <text:p text:style-name="P7">which<text:tab/><text:tab/><text:tab/><text:tab/><text:tab/><text:tab/><text:tab/>locate a command, pathname or links of executed command.</text:p>
      <text:p text:style-name="P11"/>
      <text:p text:style-name="P11"/>
      <text:p text:style-name="P11">**<text:span text:style-name="T19">file command</text:span>**</text:p>
      <text:p text:style-name="P11">file<text:tab/><text:tab/><text:tab/><text:tab/><text:tab/><text:tab/><text:tab/><text:tab/>determine file type</text:p>
      <text:p text:style-name="P11">find<text:tab/><text:tab/><text:tab/><text:tab/><text:tab/><text:tab/><text:tab/><text:tab/>find files</text:p>
      <text:p text:style-name="P11">touch<text:tab/><text:tab/><text:tab/><text:tab/><text:tab/><text:tab/><text:tab/>update access and modification time of file</text:p>
      <text:p text:style-name="P11">chmod <text:tab/><text:tab/><text:tab/><text:tab/><text:tab/><text:tab/><text:tab/>change permissions</text:p>
      <text:p text:style-name="P11">chmod 777 <text:span text:style-name="T20">file</text:span></text:p>
      <text:p text:style-name="P11">chmod g+w <text:span text:style-name="T20">file</text:span></text:p>
      <text:p text:style-name="P11">chmod -x <text:span text:style-name="T20">file</text:span></text:p>
      <text:p text:style-name="P11">cat<text:tab/><text:tab/><text:tab/><text:tab/><text:tab/><text:tab/><text:tab/><text:tab/>display file contents</text:p>
      <text:p text:style-name="P11">head<text:tab/><text:tab/><text:tab/><text:tab/><text:tab/><text:tab/><text:tab/>displays first few lines of a file</text:p>
      <text:p text:style-name="P11">tail<text:tab/><text:tab/><text:tab/><text:tab/><text:tab/><text:tab/><text:tab/><text:tab/>print last few lines in a file</text:p>
      <text:p text:style-name="P11">chgrp<text:tab/><text:tab/><text:tab/><text:tab/><text:tab/><text:tab/><text:tab/>change file group</text:p>
      <text:p text:style-name="P11">mkdir<text:tab/><text:tab/><text:tab/><text:tab/><text:tab/><text:tab/><text:tab/>create a new directory</text:p>
      <text:p text:style-name="P11">rmdir<text:tab/><text:tab/><text:tab/><text:tab/><text:tab/><text:tab/><text:tab/>delete an existing directory</text:p>
      <text:p text:style-name="P11">pwd<text:tab/><text:tab/><text:tab/><text:tab/><text:tab/><text:tab/><text:tab/><text:tab/>print current working directory</text:p>
      <text:p text:style-name="P11">ls<text:tab/><text:tab/><text:tab/><text:tab/><text:tab/><text:tab/><text:tab/><text:tab/>get information about file type</text:p>
      <text:p text:style-name="P11"><text:soft-page-break/>cp<text:tab/><text:tab/><text:tab/><text:tab/><text:tab/><text:tab/><text:tab/><text:tab/>copy source file into destination</text:p>
      <text:p text:style-name="P11">grep<text:tab/><text:tab/><text:tab/><text:tab/><text:tab/><text:tab/><text:tab/>search files for regular expressions</text:p>
      <text:p text:style-name="P11">ln<text:tab/><text:tab/><text:tab/><text:tab/><text:tab/><text:tab/><text:tab/><text:tab/>create softlink on oldname</text:p>
      <text:p text:style-name="P11">mv<text:tab/><text:tab/><text:tab/><text:tab/><text:tab/><text:tab/><text:tab/><text:tab/>move oldname to new</text:p>
      <text:p text:style-name="P11"/>
      <text:p text:style-name="P11">**<text:span text:style-name="T21">manipulating data</text:span>**</text:p>
      <text:p text:style-name="P11">awk<text:tab/><text:tab/><text:tab/><text:tab/><text:tab/><text:tab/><text:tab/><text:tab/>pattern scanning and processing language</text:p>
      <text:p text:style-name="P11"><text:span text:style-name="T22">cmp<text:tab/><text:tab/><text:tab/><text:tab/><text:tab/><text:tab/><text:tab/><text:tab/></text:span>Compares the contents of two files</text:p>
      <text:p text:style-name="P11"><text:span text:style-name="T23">comm<text:tab/><text:tab/><text:tab/><text:tab/><text:tab/><text:tab/><text:tab/></text:span>Compares sorted data</text:p>
      <text:p text:style-name="P11"><text:span text:style-name="T24">cut<text:tab/><text:tab/><text:tab/><text:tab/><text:tab/><text:tab/><text:tab/><text:tab/></text:span>Cuts out selected fields of each line of a file</text:p>
      <text:p text:style-name="P11"><text:span text:style-name="T24">diff<text:tab/><text:tab/><text:tab/><text:tab/><text:tab/><text:tab/><text:tab/><text:tab/></text:span>Differential file comparator</text:p>
      <text:p text:style-name="P11"><text:span text:style-name="T24">expand<text:tab/><text:tab/><text:tab/><text:tab/><text:tab/><text:tab/><text:tab/></text:span>Expands tabs to spaces</text:p>
      <text:p text:style-name="P11"><text:span text:style-name="T24">join<text:tab/><text:tab/><text:tab/><text:tab/><text:tab/><text:tab/><text:tab/><text:tab/></text:span>Joins files on some common field</text:p>
      <text:p text:style-name="P11"><text:span text:style-name="T24">perl<text:tab/><text:tab/><text:tab/><text:tab/><text:tab/><text:tab/><text:tab/><text:tab/></text:span>Data manipulation language</text:p>
      <text:p text:style-name="P11"><text:span text:style-name="T25">sed<text:tab/><text:tab/><text:tab/><text:tab/><text:tab/><text:tab/><text:tab/><text:tab/></text:span>Stream text editor</text:p>
      <text:p text:style-name="P11"><text:span text:style-name="T26">sort<text:tab/><text:tab/><text:tab/><text:tab/><text:tab/><text:tab/><text:tab/><text:tab/></text:span>Sorts file data</text:p>
      <text:p text:style-name="P11"><text:span text:style-name="T27">split<text:tab/><text:tab/><text:tab/><text:tab/><text:tab/><text:tab/><text:tab/><text:tab/></text:span>Splits file into smaller files</text:p>
      <text:p text:style-name="P11"><text:span text:style-name="T25">tr<text:tab/><text:tab/><text:tab/><text:tab/><text:tab/><text:tab/><text:tab/><text:tab/></text:span>Translates characters</text:p>
      <text:p text:style-name="P11"><text:span text:style-name="T25">uniq<text:tab/><text:tab/><text:tab/><text:tab/><text:tab/><text:tab/><text:tab/></text:span>Reports repeated lines in a file</text:p>
      <text:p text:style-name="P11"><text:span text:style-name="T28">wc<text:tab/><text:tab/><text:tab/><text:tab/><text:tab/><text:tab/><text:tab/><text:tab/></text:span>Counts words, lines, and characters</text:p>
      <text:p text:style-name="P11"><text:span text:style-name="T28">vi<text:tab/><text:tab/><text:tab/><text:tab/><text:tab/><text:tab/><text:tab/><text:tab/></text:span>Opens vi text editor</text:p>
      <text:p text:style-name="P11"><text:span text:style-name="T28">vim<text:tab/><text:tab/><text:tab/><text:tab/><text:tab/><text:tab/><text:tab/><text:tab/></text:span>Opens vim text editor</text:p>
      <text:p text:style-name="P11"><text:span text:style-name="T29">fmt<text:tab/><text:tab/><text:tab/><text:tab/><text:tab/><text:tab/><text:tab/><text:tab/></text:span>Simple text formatter<text:span text:style-name="T29"><text:tab/></text:span></text:p>
      <text:p text:style-name="P11"><text:span text:style-name="T29">spell<text:tab/><text:tab/><text:tab/><text:tab/><text:tab/><text:tab/><text:tab/></text:span>Checks text for spelling error</text:p>
      <text:p text:style-name="P11"><text:span text:style-name="T29">ispell<text:tab/><text:tab/><text:tab/><text:tab/><text:tab/><text:tab/><text:tab/></text:span>Checks text for spelling error</text:p>
      <text:p text:style-name="P11"><text:span text:style-name="T29">emacs<text:tab/><text:tab/><text:tab/><text:tab/><text:tab/><text:tab/><text:tab/></text:span>GNU project Emacs</text:p>
      <text:p text:style-name="P11"><text:span text:style-name="T29">ex,edit<text:tab/><text:tab/><text:tab/><text:tab/><text:tab/><text:tab/><text:tab/></text:span>Line editor</text:p>
      <text:p text:style-name="P8">tee<text:tab/><text:tab/><text:tab/><text:tab/><text:tab/><text:tab/><text:tab/><text:tab/><text:span text:style-name="T30">read from standard input and write to standard output and files</text:span></text:p>
      <text:p text:style-name="P9">source<text:tab/><text:tab/><text:tab/><text:tab/><text:tab/><text:tab/><text:tab/>load any functions <text:span text:style-name="T31">file into current shell</text:span></text:p>
      <text:p text:style-name="P10">stat<text:tab/>‘%<text:span text:style-name="T32">y</text:span>’ <text:span text:style-name="T32">filename</text:span><text:tab/><text:tab/><text:tab/><text:tab/>display update time of file</text:p>
      <text:p text:style-name="P11"/>
      <text:p text:style-name="P11">**<text:span text:style-name="T33">process</text:span>**</text:p>
      <text:p text:style-name="P11"><text:span text:style-name="T33">env<text:tab/><text:tab/><text:tab/><text:tab/></text:span>run another program in a custom environment without modifying the current one</text:p>
      <text:p text:style-name="P11"><text:span text:style-name="T34">top<text:tab/><text:tab/><text:tab/><text:tab/></text:span>Displays all system processes</text:p>
      <text:p text:style-name="P3"><text:span text:style-name="T2">ps<text:tab/><text:tab/><text:tab/><text:tab/></text:span>Displays the status of current proce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4T11:45:15.402558742</meta:creation-date>
    <meta:generator>LibreOffice/5.1.6.2$Linux_X86_64 LibreOffice_project/10m0$Build-2</meta:generator>
    <dc:date>2020-09-04T12:12:47.065025903</dc:date>
    <meta:editing-duration>PT1M17S</meta:editing-duration>
    <meta:editing-cycles>3</meta:editing-cycles>
    <meta:document-statistic meta:table-count="0" meta:image-count="0" meta:object-count="0" meta:page-count="2" meta:paragraph-count="78" meta:word-count="416" meta:character-count="2935" meta:non-whitespace-character-count="2197"/>
  </office:meta>
</office:document-meta>
</file>